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31D4EB8ADCE1E92D6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5983b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466cm" svg:height="6.916cm" svg:x="10.662cm" svg:y="3.888cm">
          <draw:image xlink:href="Pictures/10000000000003E800000331D4EB8ADCE1E92D60.jpg" xlink:type="simple" xlink:show="embed" xlink:actuate="onLoad" draw:mime-type="image/jpeg">
            <text:p/>
          </draw:image>
        </draw:frame>
        <draw:line draw:style-name="gr2" draw:text-style-name="P2" draw:layer="layout" svg:x1="10.505cm" svg:y1="8.623cm" svg:x2="11.866cm" svg:y2="8.623cm">
          <text:p/>
        </draw:line>
        <draw:line draw:style-name="gr2" draw:text-style-name="P2" draw:layer="layout" svg:x1="10.505cm" svg:y1="9.123cm" svg:x2="11.866cm" svg:y2="9.123cm">
          <text:p/>
        </draw:line>
        <draw:line draw:style-name="gr2" draw:text-style-name="P2" draw:layer="layout" svg:x1="10.505cm" svg:y1="9.623cm" svg:x2="11.866cm" svg:y2="9.623cm">
          <text:p/>
        </draw:line>
        <draw:frame draw:style-name="gr3" draw:text-style-name="P4" draw:layer="layout" svg:width="4.071cm" svg:height="0.725cm" svg:x="6.505cm" svg:y="8.209cm">
          <draw:text-box>
            <text:p text:style-name="P3"><text:span text:style-name="T1">adjust left set-point</text:span></text:p>
          </draw:text-box>
        </draw:frame>
        <draw:frame draw:style-name="gr3" draw:text-style-name="P4" draw:layer="layout" svg:width="4.329cm" svg:height="0.725cm" svg:x="6.247cm" svg:y="8.71cm">
          <draw:text-box>
            <text:p text:style-name="P3"><text:span text:style-name="T1">adjust right set-point</text:span></text:p>
          </draw:text-box>
        </draw:frame>
        <draw:frame draw:style-name="gr3" draw:text-style-name="P4" draw:layer="layout" svg:width="4.998cm" svg:height="0.725cm" svg:x="5.578cm" svg:y="9.211cm">
          <draw:text-box>
            <text:p text:style-name="P3"><text:span text:style-name="T1">toggle enabled/disabled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6T15:40:17.958893684</meta:creation-date>
    <dc:date>2025-08-06T15:48:23.263181839</dc:date>
    <meta:editing-duration>PT8M6S</meta:editing-duration>
    <meta:editing-cycles>1</meta:editing-cycles>
    <meta:document-statistic meta:object-count="30"/>
    <meta:generator>LibreOffice/7.3.7.2$Linux_X86_64 LibreOffice_project/30$Build-2</meta:generator>
  </office:meta>
</office:document-meta>
</file>